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30E0000025207F7EA97C2C0CEF2.png" manifest:media-type="image/png"/>
  <manifest:file-entry manifest:full-path="Pictures/10000201000002020000016ED73FC632704AA8B5.png" manifest:media-type="image/png"/>
  <manifest:file-entry manifest:full-path="Pictures/1000000000000320000002B4C246917FC92C2992.jpg" manifest:media-type="image/jpeg"/>
  <manifest:file-entry manifest:full-path="Pictures/1000020100000270000001BAF7A070A6C98ED17C.png" manifest:media-type="image/png"/>
  <manifest:file-entry manifest:full-path="Pictures/1000020100000366000002C481735A9BAADC36DC.png" manifest:media-type="image/png"/>
  <manifest:file-entry manifest:full-path="Pictures/10000201000002DE000001BA46112F642207AC0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62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8.884cm"/>
    </style:style>
    <style:style style:name="pr4" style:family="presentation" style:parent-style-name="Default-outline1">
      <style:graphic-properties draw:textarea-vertical-align="middle" fo:min-height="8.884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GERADORES</text:span></text:p>
          </draw:text-box>
        </draw:frame>
        <draw:frame draw:style-name="gr1" draw:text-style-name="P2" draw:layer="layout" svg:width="10.559cm" svg:height="9.134cm" svg:x="2.268cm" svg:y="3.685cm" presentation:class="graphic">
          <draw:image xlink:href="Pictures/1000000000000320000002B4C246917FC92C2992.jpg" xlink:type="simple" xlink:show="embed" xlink:actuate="onLoad" loext:mime-type="image/jpeg">
            <text:p/>
          </draw:image>
        </draw:frame>
        <draw:frame draw:style-name="gr1" draw:text-style-name="P2" draw:layer="layout" svg:width="12.297cm" svg:height="8.755cm" svg:x="14.312cm" svg:y="3.874cm" presentation:class="graphic" presentation:user-transformed="true">
          <draw:image xlink:href="Pictures/10000201000002020000016ED73FC632704AA8B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GERADORES</text:span></text:p>
          </draw:text-box>
        </draw:frame>
        <draw:frame draw:style-name="gr1" draw:text-style-name="P2" draw:layer="layout" svg:width="12.297cm" svg:height="8.71cm" svg:x="1.399cm" svg:y="3.897cm" presentation:class="graphic">
          <draw:image xlink:href="Pictures/1000020100000270000001BAF7A070A6C98ED17C.png" xlink:type="simple" xlink:show="embed" xlink:actuate="onLoad" loext:mime-type="image/png">
            <text:p/>
          </draw:image>
        </draw:frame>
        <draw:frame presentation:style-name="pr3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Iterador é um protocolo</text:p>
              </text:list-item>
              <text:list-item>
                <text:p>Spread</text:p>
              </text:list-item>
              <text:list-item>
                <text:p>Gerador</text:p>
              </text:list-item>
              <text:list-item>
                <text:p>For of (async)</text:p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GERADORES</text:span></text:p>
          </draw:text-box>
        </draw:frame>
        <draw:frame draw:style-name="gr1" draw:text-style-name="P2" draw:layer="layout" svg:width="10.703cm" svg:height="8.71cm" svg:x="2.195cm" svg:y="3.897cm" presentation:class="graphic" presentation:user-transformed="true">
          <draw:image xlink:href="Pictures/1000020100000366000002C481735A9BAADC36DC.png" xlink:type="simple" xlink:show="embed" xlink:actuate="onLoad" loext:mime-type="image/png">
            <text:p/>
          </draw:image>
        </draw:frame>
        <draw:frame presentation:style-name="pr3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Iterador é um protocolo</text:p>
              </text:list-item>
              <text:list-item>
                <text:p>Spread</text:p>
              </text:list-item>
              <text:list-item>
                <text:p>Gerador</text:p>
              </text:list-item>
              <text:list-item>
                <text:p>For of (async)</text:p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GERADORES</text:span></text:p>
          </draw:text-box>
        </draw:frame>
        <draw:frame draw:style-name="gr1" draw:text-style-name="P2" draw:layer="layout" svg:width="10.703cm" svg:height="8.71cm" svg:x="2.195cm" svg:y="3.897cm" presentation:class="graphic" presentation:user-transformed="true">
          <draw:image xlink:href="Pictures/10000201000002DE000001BA46112F642207AC07.png" xlink:type="simple" xlink:show="embed" xlink:actuate="onLoad" loext:mime-type="image/png">
            <text:p/>
          </draw:image>
        </draw:frame>
        <draw:frame presentation:style-name="pr3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Iterador é um protocolo</text:p>
              </text:list-item>
              <text:list-item>
                <text:p>Spread</text:p>
              </text:list-item>
              <text:list-item>
                <text:p>Gerador</text:p>
              </text:list-item>
              <text:list-item>
                <text:p>For of (async)</text:p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GERADORES</text:span></text:p>
          </draw:text-box>
        </draw:frame>
        <draw:frame draw:style-name="gr1" draw:text-style-name="P2" draw:layer="layout" svg:width="12.025cm" svg:height="9.134cm" svg:x="1.535cm" svg:y="3.685cm" presentation:class="graphic">
          <draw:image xlink:href="Pictures/100002010000030E0000025207F7EA97C2C0CEF2.png" xlink:type="simple" xlink:show="embed" xlink:actuate="onLoad" loext:mime-type="image/png">
            <text:p/>
          </draw:image>
        </draw:frame>
        <draw:frame presentation:style-name="pr3" draw:layer="layout" svg:width="12.297cm" svg:height="9.134cm" svg:x="14.313cm" svg:y="3.685cm" presentation:class="outline">
          <draw:text-box>
            <text:list text:style-name="L2">
              <text:list-item>
                <text:p>Iterador é um protocolo</text:p>
              </text:list-item>
              <text:list-item>
                <text:p>Spread</text:p>
              </text:list-item>
              <text:list-item>
                <text:p>Gerador</text:p>
              </text:list-item>
              <text:list-item>
                <text:p>For of (async)</text:p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GERADORES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Geradores recursivos</text:p>
              </text:list-item>
              <text:list-item>
                <text:p>Co-rotinas</text:p>
              </text:list-item>
              <text:list-item>
                <text:p>Transdutores rxjs</text:p>
              </text:list-item>
              <text:list-item>
                <text:p>Trampolins</text:p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10T00:44:04.610444679</meta:creation-date>
    <meta:generator>LibreOffice/6.2.5.2$Linux_X86_64 LibreOffice_project/20$Build-2</meta:generator>
    <dc:date>2019-08-10T01:10:15.758856530</dc:date>
    <meta:editing-duration>PT5M26S</meta:editing-duration>
    <meta:editing-cycles>1</meta:editing-cycles>
    <meta:document-statistic meta:object-count="50"/>
  </office:meta>
</office:document-meta>
</file>